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tra-462-1000res-0folds-1e-06ridge-50w2vdim-&lt;start&gt;-17-09_23: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1470548358007" calcext:value-type="float">
            <text:p>0.4214705484</text:p>
          </table:table-cell>
          <table:table-cell office:value-type="float" office:value="0" calcext:value-type="float">
            <text:p>0</text:p>
          </table:table-cell>
          <table:table-cell office:value-type="float" office:value="0.00532106782106782" calcext:value-type="float">
            <text:p>0.0053210678</text:p>
          </table:table-cell>
          <table:table-cell office:value-type="float" office:value="0" calcext:value-type="float">
            <text:p>0</text:p>
          </table:table-cell>
          <table:table-cell office:value-type="float" office:value="0.0173160173160173" calcext:value-type="float">
            <text:p>0.0173160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0997163031317" calcext:value-type="float">
            <text:p>0.420997163</text:p>
          </table:table-cell>
          <table:table-cell office:value-type="float" office:value="0" calcext:value-type="float">
            <text:p>0</text:p>
          </table:table-cell>
          <table:table-cell office:value-type="float" office:value="0.00514069264069264" calcext:value-type="float">
            <text:p>0.0051406926</text:p>
          </table:table-cell>
          <table:table-cell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9797679248091" calcext:value-type="float">
            <text:p>0.4197976792</text:p>
          </table:table-cell>
          <table:table-cell office:value-type="float" office:value="0" calcext:value-type="float">
            <text:p>0</text:p>
          </table:table-cell>
          <table:table-cell office:value-type="float" office:value="0.00541125541125541" calcext:value-type="float">
            <text:p>0.0054112554</text:p>
          </table:table-cell>
          <table:table-cell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1872880751386" calcext:value-type="float">
            <text:p>0.4218728808</text:p>
          </table:table-cell>
          <table:table-cell office:value-type="float" office:value="0" calcext:value-type="float">
            <text:p>0</text:p>
          </table:table-cell>
          <table:table-cell office:value-type="float" office:value="0.00658369408369409" calcext:value-type="float">
            <text:p>0.0065836941</text:p>
          </table:table-cell>
          <table:table-cell office:value-type="float" office:value="0" calcext:value-type="float">
            <text:p>0</text:p>
          </table:table-cell>
          <table:table-cell office:value-type="float" office:value="0.0173160173160173" calcext:value-type="float">
            <text:p>0.0173160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2749727241878" calcext:value-type="float">
            <text:p>0.4227497272</text:p>
          </table:table-cell>
          <table:table-cell office:value-type="float" office:value="0" calcext:value-type="float">
            <text:p>0</text:p>
          </table:table-cell>
          <table:table-cell office:value-type="float" office:value="0.00523088023088023" calcext:value-type="float">
            <text:p>0.0052308802</text:p>
          </table:table-cell>
          <table:table-cell office:value-type="float" office:value="0" calcext:value-type="float">
            <text:p>0</text:p>
          </table:table-cell>
          <table:table-cell office:value-type="float" office:value="0.0173160173160173" calcext:value-type="float">
            <text:p>0.01731601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21377599726136" calcext:value-type="float">
            <text:p>0.4213775997</text:p>
          </table:table-cell>
          <table:table-cell/>
          <table:table-cell table:formula="of:=AVERAGE([.D2:.D6])" office:value-type="float" office:value="0.00553751803751804" calcext:value-type="float">
            <text:p>0.005537518</text:p>
          </table:table-cell>
          <table:table-cell/>
          <table:table-cell table:formula="of:=AVERAGE([.F2:.F6])" office:value-type="float" office:value="0.0164502164502165" calcext:value-type="float">
            <text:p>0.016450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10928812215089" calcext:value-type="float">
            <text:p>0.0010928812</text:p>
          </table:table-cell>
          <table:table-cell/>
          <table:table-cell table:formula="of:=STDEV([.D2:.D6])" office:value-type="float" office:value="0.000593459014298778" calcext:value-type="float">
            <text:p>0.000593459</text:p>
          </table:table-cell>
          <table:table-cell/>
          <table:table-cell table:formula="of:=STDEV([.F2:.F6])" office:value-type="float" office:value="0.00118554666126659" calcext:value-type="float">
            <text:p>0.00118554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24:00.912553226</dc:date>
    <dc:creator>Surender Kumar</dc:creator>
    <meta:editing-duration>PT1M51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